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db94d" draw:opacity="6%" draw:opacity-name="" draw:textarea-vertical-align="middle"/>
    </style:style>
    <style:style style:name="gr2" style:family="graphic" style:parent-style-name="standard">
      <style:graphic-properties svg:stroke-color="#65c295" draw:fill="none" draw:textarea-horizontal-align="justify" draw:textarea-vertical-align="middle" draw:auto-grow-height="false" fo:min-height="0.769cm" fo:min-width="0.847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opacity="50%" draw:opacity-name="" draw:textarea-horizontal-align="justify" draw:textarea-vertical-align="middle" draw:auto-grow-height="false" fo:min-height="0.112cm" fo:min-width="0cm" fo:padding-top="0.151cm" fo:padding-bottom="0.151cm" fo:padding-left="0.276cm" fo:padding-right="0.27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ef413d" draw:fill="none" draw:textarea-horizontal-align="justify" draw:textarea-vertical-align="middle" draw:auto-grow-height="false" fo:min-height="0.47cm" fo:min-width="0.66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21409a" draw:fill="none" draw:textarea-horizontal-align="justify" draw:textarea-vertical-align="middle" draw:auto-grow-height="false" fo:min-height="0.769cm" fo:min-width="0.847cm"/>
    </style:style>
    <style:style style:name="gr8" style:family="graphic" style:parent-style-name="standard">
      <style:graphic-properties svg:stroke-color="#ef413d" draw:fill="none" draw:textarea-horizontal-align="justify" draw:textarea-vertical-align="middle" draw:auto-grow-height="false" fo:min-height="0.47cm" fo:min-width="0.758cm"/>
    </style:style>
    <style:style style:name="gr9" style:family="graphic" style:parent-style-name="standard">
      <style:graphic-properties draw:stroke="dash" draw:stroke-dash="Fine_20_Dashed" svg:stroke-color="#d99116" draw:fill="none" draw:textarea-horizontal-align="justify" draw:textarea-vertical-align="middle" draw:auto-grow-height="false" fo:min-height="0.429cm" fo:min-width="1.118cm"/>
    </style:style>
    <style:style style:name="gr10" style:family="graphic" style:parent-style-name="standard">
      <style:graphic-properties draw:stroke="dash" draw:stroke-dash="Fine_20_Dashed" svg:stroke-color="#d99116" draw:fill="none" draw:textarea-horizontal-align="justify" draw:textarea-vertical-align="middle" draw:auto-grow-height="false" fo:min-height="0.364cm" fo:min-width="1.207cm"/>
    </style:style>
    <style:style style:name="gr11" style:family="graphic" style:parent-style-name="standard">
      <style:graphic-properties draw:stroke="dash" draw:stroke-dash="Fine_20_Dashed" svg:stroke-color="#d99116" draw:fill="none" draw:textarea-horizontal-align="justify" draw:textarea-vertical-align="middle" draw:auto-grow-height="false" fo:min-height="0.453cm" fo:min-width="1.118cm"/>
    </style:style>
    <style:style style:name="gr12" style:family="graphic" style:parent-style-name="objectwithoutfill">
      <style:graphic-properties draw:marker-start="" draw:marker-end="" draw:marker-end-width="0.3cm" draw:fill="none" draw:textarea-vertical-align="middle"/>
    </style:style>
    <style:style style:name="gr13" style:family="graphic" style:parent-style-name="objectwithoutfill">
      <style:graphic-properties draw:marker-end="" draw:marker-end-width="0.3cm" draw:fill="none" draw:textarea-vertical-align="middle"/>
    </style:style>
    <style:style style:name="gr14" style:family="graphic" style:parent-style-name="standard">
      <style:graphic-properties draw:stroke="dash" draw:stroke-dash="Fine_20_Dashed" svg:stroke-color="#d99116" draw:fill="none" draw:textarea-horizontal-align="justify" draw:textarea-vertical-align="middle" draw:auto-grow-height="false" fo:min-height="0.453cm" fo:min-width="1.027cm"/>
    </style:style>
    <style:style style:name="gr15" style:family="graphic" style:parent-style-name="standard">
      <style:graphic-properties draw:stroke="dash" draw:stroke-dash="Fine_20_Dashed" svg:stroke-color="#d99116" draw:fill="none" draw:textarea-horizontal-align="justify" draw:textarea-vertical-align="middle" draw:auto-grow-height="false" fo:min-height="0.453cm" fo:min-width="1.296cm"/>
    </style:style>
    <style:style style:name="gr16" style:family="graphic" style:parent-style-name="standard">
      <style:graphic-properties draw:stroke="dash" draw:stroke-dash="Fine_20_Dashed" svg:stroke-color="#fdb94d" draw:fill="none" draw:fill-color="#fdb94d" draw:opacity="8%" draw:opacity-name="" draw:textarea-horizontal-align="justify" draw:textarea-vertical-align="middle" draw:auto-grow-height="false" fo:min-height="2.715cm" fo:min-width="4.8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db94d" draw:opacity="6%"/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none" draw:opacity="5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0.5pt" style:font-size-asian="10.5pt" style:font-size-complex="10.5pt"/>
    </style:style>
    <style:style style:name="P7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>
      <loext:graphic-properties draw:fill="non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12" style:family="paragraph"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13" style:family="paragraph">
      <loext:graphic-properties draw:fill="none"/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14" style:family="paragraph">
      <loext:graphic-properties draw:fill="none" draw:fill-color="#fdb94d" draw:opacity="8%"/>
      <style:paragraph-properties fo:text-align="center"/>
    </style:style>
    <style:style style:name="P15" style:family="paragraph">
      <style:text-properties fo:font-size="12pt" fo:font-weight="normal" style:font-weight-asian="normal" style:font-weight-complex="normal"/>
    </style:style>
    <style:style style:name="P16" style:family="paragraph">
      <loext:graphic-properties draw:fill="none" draw:fill-color="#ffffff"/>
      <style:text-properties fo:font-size="12pt" fo:font-weight="normal" style:font-size-asian="13pt" style:font-weight-asian="normal" style:font-size-complex="13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7.017cm" svg:height="5.968cm" svg:x="1cm" svg:y="13.319cm" svg:viewBox="0 0 17018 5969" draw:points="254,0 17018,1905 15113,5969 0,4699">
          <text:p/>
        </draw:polygon>
        <draw:custom-shape draw:style-name="gr2" draw:text-style-name="P3" xml:id="id2" draw:id="id2" draw:layer="layout" svg:width="1.905cm" svg:height="1.439cm" svg:x="5.318cm" svg:y="11.416cm">
          <text:p text:style-name="P2"><text:span text:style-name="T1">Cultur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52cm" svg:height="0.584cm" svg:x="10.145cm" svg:y="4.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5" draw:layer="layout" svg:x1="10.471cm" svg:y1="4.634cm" svg:x2="10.471cm" svg:y2="5.218cm">
          <text:p/>
        </draw:line>
        <draw:line draw:style-name="gr4" draw:text-style-name="P5" draw:layer="layout" svg:x1="10.471cm" svg:y1="4.634cm" svg:x2="10.036cm" svg:y2="4.926cm">
          <text:p/>
        </draw:line>
        <draw:line draw:style-name="gr4" draw:text-style-name="P5" draw:layer="layout" svg:x1="10.471cm" svg:y1="4.634cm" svg:x2="10.888cm" svg:y2="4.947cm">
          <text:p/>
        </draw:line>
        <draw:line draw:style-name="gr4" draw:text-style-name="P5" draw:layer="layout" svg:x1="10.489cm" svg:y1="5.218cm" svg:x2="10.054cm" svg:y2="5.51cm">
          <text:p/>
        </draw:line>
        <draw:line draw:style-name="gr4" draw:text-style-name="P5" draw:layer="layout" svg:x1="10.489cm" svg:y1="5.218cm" svg:x2="10.906cm" svg:y2="5.531cm">
          <text:p/>
        </draw:line>
        <draw:custom-shape draw:style-name="gr2" draw:text-style-name="P3" xml:id="id4" draw:id="id4" draw:layer="layout" svg:width="1.905cm" svg:height="1.439cm" svg:x="9.255cm" svg:y="11.501cm">
          <text:p text:style-name="P2"><text:span text:style-name="T1">Stor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6" draw:id="id6" draw:layer="layout" svg:width="1.905cm" svg:height="1.439cm" svg:x="12.049cm" svg:y="11.543cm">
          <text:p text:style-name="P2"><text:span text:style-name="T1">S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" draw:id="id1" draw:layer="layout" svg:width="1.651cm" svg:height="1.016cm" svg:x="2.27cm" svg:y="12.063cm">
          <text:p text:style-name="P6"><text:span text:style-name="T2">act</text:span><text:span text:style-name="T3">: 3.3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6" draw:text-style-name="P5" draw:layer="layout" draw:type="line" svg:x1="3.921cm" svg:y1="12.571cm" svg:x2="3.921cm" svg:y2="12.571cm" draw:start-shape="id1" draw:start-glue-point="10" draw:end-shape="id1" draw:end-glue-point="10" svg:d="M3921 12571z" svg:viewBox="0 0 1 1">
          <text:p/>
        </draw:connector>
        <draw:connector draw:style-name="gr4" draw:text-style-name="P5" draw:layer="layout" draw:type="line" svg:x1="5.318cm" svg:y1="12.136cm" svg:x2="3.68cm" svg:y2="12.931cm" draw:start-shape="id2" draw:start-glue-point="6" draw:end-shape="id1" draw:end-glue-point="9" svg:d="M5318 12136l-1638 795" svg:viewBox="0 0 1639 796">
          <text:p/>
        </draw:connector>
        <draw:custom-shape draw:style-name="gr5" draw:text-style-name="P7" xml:id="id3" draw:id="id3" draw:layer="layout" svg:width="1.651cm" svg:height="1.016cm" svg:x="7.096cm" svg:y="12.305cm">
          <text:p text:style-name="P6"><text:span text:style-name="T2">act</text:span><text:span text:style-name="T3">: 3.8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6" draw:text-style-name="P5" draw:layer="layout" draw:type="line" svg:x1="8.747cm" svg:y1="12.813cm" svg:x2="8.747cm" svg:y2="12.813cm" draw:start-shape="id3" draw:start-glue-point="10" draw:end-shape="id3" draw:end-glue-point="10" svg:d="M8747 12813z" svg:viewBox="0 0 1 1">
          <text:p/>
        </draw:connector>
        <draw:connector draw:style-name="gr4" draw:text-style-name="P5" draw:layer="layout" draw:type="line" svg:x1="9.255cm" svg:y1="12.221cm" svg:x2="8.506cm" svg:y2="12.453cm" draw:start-shape="id4" draw:start-glue-point="6" draw:end-shape="id3" draw:end-glue-point="11" svg:d="M9255 12221l-749 232" svg:viewBox="0 0 750 233">
          <text:p/>
        </draw:connector>
        <draw:custom-shape draw:style-name="gr5" draw:text-style-name="P7" xml:id="id5" draw:id="id5" draw:layer="layout" svg:width="1.651cm" svg:height="1.016cm" svg:x="10.906cm" svg:y="13.079cm">
          <text:p text:style-name="P6"><text:span text:style-name="T2">act</text:span><text:span text:style-name="T3">: 3.7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4" draw:text-style-name="P5" draw:layer="layout" draw:type="line" svg:x1="11.732cm" svg:y1="13.079cm" svg:x2="12.328cm" svg:y2="12.772cm" draw:start-shape="id5" draw:start-glue-point="4" draw:end-shape="id6" draw:end-glue-point="7" svg:d="M11732 13079l596-307" svg:viewBox="0 0 597 308">
          <text:p/>
        </draw:connector>
        <draw:custom-shape draw:style-name="gr7" draw:text-style-name="P9" xml:id="id7" draw:id="id7" draw:layer="layout" svg:width="1.905cm" svg:height="1.439cm" svg:x="2.524cm" svg:y="14.93cm">
          <text:p text:style-name="P8"><text:span text:style-name="T4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8" draw:id="id8" draw:layer="layout" svg:width="1.905cm" svg:height="1.439cm" svg:x="5.953cm" svg:y="15.099cm">
          <text:p text:style-name="P10"><text:span text:style-name="T5">Art Gall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9" draw:id="id9" draw:layer="layout" svg:width="1.905cm" svg:height="1.439cm" svg:x="9.128cm" svg:y="15.226cm">
          <text:p text:style-name="P10"><text:span text:style-name="T5">Souveni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1" draw:id="id11" draw:layer="layout" svg:width="1.905cm" svg:height="1.439cm" svg:x="15.224cm" svg:y="15.226cm">
          <text:p text:style-name="P8"><text:span text:style-name="T4">Gol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0" draw:id="id10" draw:layer="layout" svg:width="1.905cm" svg:height="1.439cm" svg:x="12.049cm" svg:y="15.224cm">
          <text:p text:style-name="P8"><text:span text:style-name="T4">Stadi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5.597cm" svg:y1="12.645cm" svg:x2="3.477cm" svg:y2="14.93cm" draw:end-shape="id7" draw:end-glue-point="4" svg:d="M5597 12645l-2120 2285" svg:viewBox="0 0 2121 2286">
          <text:p/>
        </draw:connector>
        <draw:connector draw:style-name="gr6" draw:text-style-name="P5" draw:layer="layout" draw:type="line" svg:x1="6.271cm" svg:y1="12.855cm" svg:x2="6.906cm" svg:y2="15.099cm" draw:end-shape="id8" draw:end-glue-point="4" svg:d="M6271 12855l635 2244" svg:viewBox="0 0 636 2245">
          <text:p/>
        </draw:connector>
        <draw:connector draw:style-name="gr6" draw:text-style-name="P5" draw:layer="layout" draw:type="line" svg:x1="10.208cm" svg:y1="12.94cm" svg:x2="10.081cm" svg:y2="15.226cm" draw:start-shape="id4" draw:start-glue-point="8" draw:end-shape="id9" draw:end-glue-point="4" svg:d="M10208 12940l-127 2286" svg:viewBox="0 0 128 2287">
          <text:p/>
        </draw:connector>
        <draw:connector draw:style-name="gr6" draw:text-style-name="P5" draw:layer="layout" draw:type="line" svg:x1="13.002cm" svg:y1="12.982cm" svg:x2="13.002cm" svg:y2="15.224cm" draw:start-shape="id6" draw:start-glue-point="8" draw:end-shape="id10" draw:end-glue-point="4" svg:d="M13002 12982v2242" svg:viewBox="0 0 1 2243">
          <text:p/>
        </draw:connector>
        <draw:connector draw:style-name="gr6" draw:text-style-name="P5" draw:layer="layout" draw:type="line" svg:x1="13.675cm" svg:y1="12.772cm" svg:x2="16.177cm" svg:y2="15.226cm" draw:start-shape="id6" draw:start-glue-point="9" draw:end-shape="id11" draw:end-glue-point="4" svg:d="M13675 12772l2502 2454" svg:viewBox="0 0 2503 2455">
          <text:p/>
        </draw:connector>
        <draw:custom-shape draw:style-name="gr5" draw:text-style-name="P7" xml:id="id12" draw:id="id12" draw:layer="layout" svg:width="1.651cm" svg:height="1.016cm" svg:x="1.254cm" svg:y="13.841cm">
          <text:p text:style-name="P6"><text:span text:style-name="T5">act</text:span><text:span text:style-name="T3">: 3.3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7" xml:id="id16" draw:id="id16" draw:layer="layout" svg:width="1.651cm" svg:height="1.016cm" svg:x="13.954cm" svg:y="17.004cm">
          <text:p text:style-name="P6"><text:span text:style-name="T5">act</text:span><text:span text:style-name="T3">: 3.7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7" xml:id="id15" draw:id="id15" draw:layer="layout" svg:width="1.651cm" svg:height="1.016cm" svg:x="10.652cm" svg:y="17.131cm">
          <text:p text:style-name="P6"><text:span text:style-name="T5">act</text:span><text:span text:style-name="T3">: 3.7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7" xml:id="id14" draw:id="id14" draw:layer="layout" svg:width="1.651cm" svg:height="1.016cm" svg:x="6.842cm" svg:y="16.877cm">
          <text:p text:style-name="P6"><text:span text:style-name="T5">act</text:span><text:span text:style-name="T3">: 3.8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7" xml:id="id13" draw:id="id13" draw:layer="layout" svg:width="1.778cm" svg:height="1.016cm" svg:x="3.667cm" svg:y="16.749cm">
          <text:p text:style-name="P6"><text:span text:style-name="T5">act</text:span><text:span text:style-name="T3">: 3.55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4" draw:text-style-name="P5" draw:layer="layout" draw:type="line" svg:x1="2.664cm" svg:y1="14.709cm" svg:x2="2.803cm" svg:y2="15.14cm" draw:start-shape="id12" draw:start-glue-point="9" draw:end-shape="id7" draw:end-glue-point="5" svg:d="M2664 14709l139 431" svg:viewBox="0 0 140 432">
          <text:p/>
        </draw:connector>
        <draw:connector draw:style-name="gr4" draw:text-style-name="P5" draw:layer="layout" draw:type="line" svg:x1="6.232cm" svg:y1="16.328cm" svg:x2="5.185cm" svg:y2="16.897cm" draw:start-shape="id8" draw:start-glue-point="7" draw:end-shape="id13" draw:end-glue-point="11" svg:d="M6232 16328l-1047 569" svg:viewBox="0 0 1048 570">
          <text:p/>
        </draw:connector>
        <draw:connector draw:style-name="gr4" draw:text-style-name="P5" draw:layer="layout" draw:type="line" svg:x1="9.407cm" svg:y1="16.455cm" svg:x2="8.252cm" svg:y2="17.025cm" draw:start-shape="id9" draw:start-glue-point="7" draw:end-shape="id14" draw:end-glue-point="11" svg:d="M9407 16455l-1155 570" svg:viewBox="0 0 1156 571">
          <text:p/>
        </draw:connector>
        <draw:connector draw:style-name="gr4" draw:text-style-name="P5" draw:layer="layout" draw:type="line" svg:x1="12.328cm" svg:y1="16.453cm" svg:x2="11.478cm" svg:y2="17.131cm" draw:start-shape="id10" draw:start-glue-point="7" draw:end-shape="id15" draw:end-glue-point="4" svg:d="M12328 16453l-850 678" svg:viewBox="0 0 851 679">
          <text:p/>
        </draw:connector>
        <draw:connector draw:style-name="gr4" draw:text-style-name="P5" draw:layer="layout" draw:type="line" svg:x1="15.503cm" svg:y1="16.455cm" svg:x2="14.78cm" svg:y2="17.004cm" draw:start-shape="id11" draw:start-glue-point="7" draw:end-shape="id16" draw:end-glue-point="4" svg:d="M15503 16455l-723 549" svg:viewBox="0 0 724 550">
          <text:p/>
        </draw:connector>
        <draw:connector draw:style-name="gr6" draw:text-style-name="P5" draw:layer="layout" draw:type="line" svg:x1="9.534cm" svg:y1="12.73cm" svg:x2="7.579cm" svg:y2="15.309cm" draw:start-shape="id4" draw:start-glue-point="7" draw:end-shape="id8" draw:end-glue-point="11" svg:d="M9534 12730l-1955 2579" svg:viewBox="0 0 1956 2580">
          <text:p/>
        </draw:connector>
        <draw:custom-shape draw:style-name="gr9" draw:text-style-name="P13" xml:id="id17" draw:id="id17" draw:layer="layout" svg:width="2.286cm" svg:height="0.959cm" svg:x="1.381cm" svg:y="9.707cm">
          <text:p text:style-name="P12"><text:span text:style-name="T6">Sunny: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3" xml:id="id19" draw:id="id19" draw:layer="layout" svg:width="2.413cm" svg:height="0.866cm" svg:x="5.318cm" svg:y="8.022cm">
          <text:p text:style-name="P12"><text:span text:style-name="T6">Weekend: 1.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xml:id="id18" draw:id="id18" draw:layer="layout" svg:width="2.286cm" svg:height="0.993cm" svg:x="3.413cm" svg:y="8.899cm">
          <text:p text:style-name="P12"><text:span text:style-name="T6">Night: 0.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5" draw:layer="layout" draw:type="line" svg:x1="5.597cm" svg:y1="11.626cm" svg:x2="3.333cm" svg:y2="10.526cm" draw:start-shape="id2" draw:start-glue-point="5" draw:end-shape="id17" draw:end-glue-point="9" svg:d="M5597 11626l-2264-1100" svg:viewBox="0 0 2265 1101">
          <text:p/>
        </draw:connector>
        <draw:connector draw:style-name="gr13" draw:text-style-name="P5" draw:layer="layout" draw:type="line" svg:x1="6.271cm" svg:y1="11.416cm" svg:x2="4.556cm" svg:y2="9.892cm" draw:start-shape="id2" draw:start-glue-point="4" draw:end-shape="id18" draw:end-glue-point="8" svg:d="M6271 11416l-1715-1524" svg:viewBox="0 0 1716 1525">
          <text:p/>
        </draw:connector>
        <draw:connector draw:style-name="gr13" draw:text-style-name="P5" draw:layer="layout" draw:type="line" svg:x1="6.944cm" svg:y1="11.626cm" svg:x2="6.525cm" svg:y2="8.888cm" draw:start-shape="id2" draw:start-glue-point="11" draw:end-shape="id19" draw:end-glue-point="8" svg:d="M6944 11626l-419-2738" svg:viewBox="0 0 420 2739">
          <text:p/>
        </draw:connector>
        <draw:custom-shape draw:style-name="gr9" draw:text-style-name="P13" xml:id="id23" draw:id="id23" draw:layer="layout" svg:width="2.286cm" svg:height="0.959cm" svg:x="16.494cm" svg:y="9.58cm">
          <text:p text:style-name="P12"><text:span text:style-name="T6">Sunny: 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3" xml:id="id25" draw:id="id25" draw:layer="layout" svg:width="2.413cm" svg:height="0.866cm" svg:x="17.51cm" svg:y="12.698cm">
          <text:p text:style-name="P12"><text:span text:style-name="T6">Weekend: 1.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3" xml:id="id24" draw:id="id24" draw:layer="layout" svg:width="2.159cm" svg:height="0.993cm" svg:x="16.748cm" svg:y="11.07cm">
          <text:p text:style-name="P12"><text:span text:style-name="T6">Night: 0.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3" xml:id="id20" draw:id="id20" draw:layer="layout" svg:width="2.286cm" svg:height="0.959cm" svg:x="7.223cm" svg:y="9.684cm">
          <text:p text:style-name="P12"><text:span text:style-name="T6">Sunny: 1.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3" xml:id="id22" draw:id="id22" draw:layer="layout" svg:width="2.413cm" svg:height="0.866cm" svg:x="12.557cm" svg:y="9.015cm">
          <text:p text:style-name="P12"><text:span text:style-name="T6">Weekend: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3" xml:id="id21" draw:id="id21" draw:layer="layout" svg:width="2.54cm" svg:height="0.993cm" svg:x="9.636cm" svg:y="9.407cm">
          <text:p text:style-name="P12"><text:span text:style-name="T6">Night: 1.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5" draw:layer="layout" draw:type="line" svg:x1="9.534cm" svg:y1="11.711cm" svg:x2="8.366cm" svg:y2="10.643cm" draw:start-shape="id4" draw:start-glue-point="5" draw:end-shape="id20" draw:end-glue-point="8" svg:d="M9534 11711l-1168-1068" svg:viewBox="0 0 1169 1069">
          <text:p/>
        </draw:connector>
        <draw:connector draw:style-name="gr13" draw:text-style-name="P5" draw:layer="layout" draw:type="line" svg:x1="10.208cm" svg:y1="11.501cm" svg:x2="10.906cm" svg:y2="10.4cm" draw:start-shape="id4" draw:start-glue-point="4" draw:end-shape="id21" draw:end-glue-point="8" svg:d="M10208 11501l698-1101" svg:viewBox="0 0 699 1102">
          <text:p/>
        </draw:connector>
        <draw:connector draw:style-name="gr13" draw:text-style-name="P5" draw:layer="layout" draw:type="line" svg:x1="10.881cm" svg:y1="11.711cm" svg:x2="13.764cm" svg:y2="9.881cm" draw:start-shape="id4" draw:start-glue-point="11" draw:end-shape="id22" draw:end-glue-point="8" svg:d="M10881 11711l2883-1830" svg:viewBox="0 0 2884 1831">
          <text:p/>
        </draw:connector>
        <draw:connector draw:style-name="gr13" draw:text-style-name="P5" draw:layer="layout" draw:type="line" svg:x1="13.002cm" svg:y1="11.543cm" svg:x2="16.494cm" svg:y2="10.06cm" draw:start-shape="id6" draw:start-glue-point="4" draw:end-shape="id23" draw:end-glue-point="6" svg:d="M13002 11543l3492-1483" svg:viewBox="0 0 3493 1484">
          <text:p/>
        </draw:connector>
        <draw:connector draw:style-name="gr13" draw:text-style-name="P5" draw:layer="layout" draw:type="line" svg:x1="13.675cm" svg:y1="11.753cm" svg:x2="16.748cm" svg:y2="11.567cm" draw:start-shape="id6" draw:start-glue-point="11" draw:end-shape="id24" draw:end-glue-point="6" svg:d="M13675 11753l3073-186" svg:viewBox="0 0 3074 187">
          <text:p/>
        </draw:connector>
        <draw:connector draw:style-name="gr13" draw:text-style-name="P5" draw:layer="layout" draw:type="line" svg:x1="13.954cm" svg:y1="12.263cm" svg:x2="17.51cm" svg:y2="13.131cm" draw:start-shape="id6" draw:start-glue-point="10" draw:end-shape="id25" svg:d="M13954 12263l3556 868" svg:viewBox="0 0 3557 869">
          <text:p/>
        </draw:connector>
        <draw:custom-shape draw:style-name="gr16" draw:text-style-name="P14" draw:layer="layout" svg:width="7.62cm" svg:height="4.191cm" svg:x="6.715cm" svg:y="3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6" draw:layer="layout" svg:width="4.934cm" svg:height="0.725cm" svg:x="7.889cm" svg:y="5.828cm">
          <draw:text-box>
            <text:p text:style-name="P15"><text:span text:style-name="T7">Sunny, Night, Weekend</text:span></text:p>
          </draw:text-box>
        </draw:frame>
        <draw:line draw:style-name="gr6" draw:text-style-name="P5" draw:layer="layout" svg:x1="7.731cm" svg:y1="6.97cm" svg:x2="7.477cm" svg:y2="7.605cm">
          <text:p/>
        </draw:line>
        <draw:line draw:style-name="gr6" draw:text-style-name="P5" draw:layer="layout" svg:x1="10.525cm" svg:y1="7.478cm" svg:x2="10.398cm" svg:y2="8.494cm">
          <text:p/>
        </draw:line>
        <draw:line draw:style-name="gr6" draw:text-style-name="P5" draw:layer="layout" svg:x1="13.319cm" svg:y1="6.97cm" svg:x2="13.319cm" svg:y2="7.9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1T08:32:43.742149923</meta:creation-date>
    <dc:date>2020-06-11T08:41:14.499632769</dc:date>
    <meta:editing-duration>PT8M29S</meta:editing-duration>
    <meta:editing-cycles>4</meta:editing-cycles>
    <meta:generator>LibreOffice/6.0.7.3$Linux_X86_64 LibreOffice_project/00m0$Build-3</meta:generator>
    <meta:document-statistic meta:object-count="62"/>
  </office:meta>
</office:document-meta>
</file>